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ANTACHOQUE ROSA CATAL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094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1196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MUÑOZ, MEYLIN MAYTH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6350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ANTACHOQUE ROSA CATA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09408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6:50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